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2dbd9b" officeooo:paragraph-rsid="00159fc6" fo:background-color="transparent"/>
    </style:style>
    <style:style style:name="P2" style:family="paragraph" style:parent-style-name="Preformatted_20_Text">
      <style:text-properties officeooo:rsid="00159fc6" officeooo:paragraph-rsid="00159fc6" fo:background-color="transparent"/>
    </style:style>
    <style:style style:name="T1" style:family="text">
      <style:text-properties officeooo:rsid="00159fc6"/>
    </style:style>
    <style:style style:name="T2" style:family="text">
      <style:text-properties officeooo:rsid="0016f2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Новый сайт:</text:p>
      <text:p text:style-name="P2">-проверить е-мейл админа</text:p>
      <text:p text:style-name="P2">-дату мероприятия</text:p>
      <text:p text:style-name="P2">-дату в вип-комнате</text:p>
      <text:p text:style-name="P2">-<text:span text:style-name="T2">цены</text:span></text:p>
      <text:p text:style-name="P2"/>
      <text:p text:style-name="P1"><text:span text:style-name="T1">Работа:</text:span></text:p>
      <text:p text:style-name="P1"/>
      <text:p text:style-name="P1">1. Подогрев и сбор инфы</text:p>
      <text:p text:style-name="P1">-кем работает</text:p>
      <text:p text:style-name="P1">-чем увлекается</text:p>
      <text:p text:style-name="P1">+комплименты</text:p>
      <text:p text:style-name="P1"/>
      <text:p text:style-name="P1">2. Разогрев</text:p>
      <text:p text:style-name="P1">-более подробно об увлечениях</text:p>
      <text:p text:style-name="P1">-какой он по характеру</text:p>
      <text:p text:style-name="P1">-что ищет на сайте</text:p>
      <text:p text:style-name="P1">-&gt;подогревать или приструнить</text:p>
      <text:p text:style-name="P1">-как со временем в нужные даты и время</text:p>
      <text:p text:style-name="P1">-что нравится в девушках</text:p>
      <text:p text:style-name="P1">-какой он с девушками</text:p>
      <text:p text:style-name="P1">-лучшее свидание</text:p>
      <text:p text:style-name="P1">-каким видит наше свидание в деталях, не держать на дистанции</text:p>
      <text:p text:style-name="P1">-подвести к встрече, упомянуть, что с подружкой договорились</text:p>
      <text:p text:style-name="P1">-пока удержать в секрете</text:p>
      <text:p text:style-name="P1">-”дальше”</text:p>
      <text:p text:style-name="P1"/>
      <text:p text:style-name="P1">3. Продажа:</text:p>
      <text:p text:style-name="P1">-попросить рассказать о его предпочтениях </text:p>
      <text:p text:style-name="P1">-рассказать о своих предпочтениях, о том, что позволяешь даже своему парню трахать других, разогреть еще сильнее</text:p>
      <text:p text:style-name="P1">-что бы хотел сделать со мной</text:p>
      <text:p text:style-name="P1">-чего бы я хотела</text:p>
      <text:p text:style-name="P1">-подвести к фоткам</text:p>
      <text:p text:style-name="P1">-”дальше” пропасть на 10-15 минут</text:p>
      <text:p text:style-name="P1">-я была в душе</text:p>
      <text:p text:style-name="P1">-отправить параллельно разводя на обещания и подогревая</text:p>
      <text:p text:style-name="P1">-подвести к встрече</text:p>
      <text:p text:style-name="P1">-”немного дальше”</text:p>
      <text:p text:style-name="P1">-отправить ссылку **оператор на линии**</text:p>
      <text:p text:style-name="P1">-еще фоточку</text:p>
      <text:p text:style-name="P1">-еще сильнее подогреть</text:p>
      <text:p text:style-name="P1">-всё, пока, мне пора</text:p>
      <text:p text:style-name="P1"/>
      <text:p text:style-name="P1">4. Поддержка</text:p>
      <text:p text:style-name="P1">-подогревать</text:p>
      <text:p text:style-name="P1">-пофантазировать о встреч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3:13:43.288297815</meta:creation-date>
    <dc:date>2017-10-28T14:56:20.898065137</dc:date>
    <meta:editing-duration>PT1H42M40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1" meta:paragraph-count="41" meta:word-count="157" meta:character-count="1018" meta:non-whitespace-character-count="901"/>
  </office:meta>
</office:document-meta>
</file>